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-width="0.35cm" draw:marker-end-width="0.35cm" draw:fill="solid" draw:fill-color="#ffd320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solid" draw:fill-color="#aecf0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fill-color="#aecf00" draw:textarea-vertical-align="middle" fo:padding-top="0.175cm" fo:padding-bottom="0.175cm" fo:padding-left="0.3cm" fo:padding-right="0.3cm"/>
    </style:style>
    <style:style style:name="P1" style:family="paragraph">
      <style:paragraph-properties fo:text-align="start"/>
      <style:text-properties fo:font-family="'Ubuntu Mono'" style:font-pitch="fixed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family="'Ubuntu Mono'" style:font-pitch="fixe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xml:id="id4" draw:id="id4" draw:layer="layout" svg:width="8.249cm" svg:height="1.835cm" svg:x="10.47cm" svg:y="9.293cm">
          <text:p text:style-name="P1"><text:span text:style-name="T1">core.py:</text:span></text:p>
          <text:p text:style-name="P1"><text:span text:style-name="T1"><text:s text:c="2"/></text:span><text:span text:style-name="T1">class PoProofRead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1" draw:id="id1" draw:layer="layout" svg:width="6.27cm" svg:height="1.875cm" svg:x="11.457cm" svg:y="12.469cm">
          <text:p text:style-name="P1"><text:span text:style-name="T1">fileio.py:</text:span></text:p>
          <text:p text:style-name="P1"><text:span text:style-name="T1"><text:s text:c="2"/></text:span><text:span text:style-name="T1">class FileIO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5" draw:id="id5" draw:layer="layout" svg:width="6.751cm" svg:height="2.325cm" svg:x="20.431cm" svg:y="5.492cm">
          <text:p text:style-name="P1"><text:span text:style-name="T1">settings.py:</text:span></text:p>
          <text:p text:style-name="P1"><text:span text:style-name="T1"><text:s text:c="2"/></text:span><text:span text:style-name="T1">class Settings()</text:span></text:p>
          <text:p text:style-name="P1"><text:span text:style-name="T1"><text:s text:c="2"/></text:span><text:span text:style-name="T1">..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" draw:text-style-name="P1" xml:id="id3" draw:id="id3" draw:layer="layout" svg:width="9.637cm" svg:height="2.007cm" svg:x="9.776cm" svg:y="1.73cm">
          <text:p text:style-name="P1"><text:span text:style-name="T1">poproofread_gtk.py:</text:span></text:p>
          <text:p text:style-name="P1"><text:span text:style-name="T1"><text:s text:c="2"/></text:span><text:span text:style-name="T1">class PoProofReadGtkGUI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7.956cm" svg:height="1.731cm" svg:x="2.037cm" svg:y="5.492cm">
          <text:p text:style-name="P1"><text:span text:style-name="T1">custom_exceptions.py:</text:span></text:p>
          <text:p text:style-name="P1"><text:span text:style-name="T1"><text:s text:c="2"/></text:span><text:span text:style-name="T1">class FileError(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2" draw:layer="layout" draw:type="curve" svg:x1="11.457cm" svg:y1="13.407cm" svg:x2="6.015cm" svg:y2="7.223cm" draw:start-shape="id1" draw:start-glue-point="5" draw:end-shape="id2" draw:end-glue-point="6" svg:d="m11457 13407c-3628 0-5442-2061-5442-6184">
          <text:p/>
        </draw:connector>
        <draw:connector draw:style-name="gr4" draw:text-style-name="P2" draw:layer="layout" draw:type="curve" svg:x1="14.595cm" svg:y1="3.737cm" svg:x2="14.595cm" svg:y2="9.293cm" draw:start-shape="id3" draw:start-glue-point="6" draw:end-shape="id4" draw:end-glue-point="4" svg:d="m14595 3737v5556">
          <text:p/>
        </draw:connector>
        <draw:connector draw:style-name="gr4" draw:text-style-name="P2" draw:layer="layout" draw:type="curve" svg:x1="14.595cm" svg:y1="3.737cm" svg:x2="23.807cm" svg:y2="5.492cm" draw:start-shape="id3" draw:start-glue-point="6" draw:end-shape="id5" draw:end-glue-point="4" svg:d="m14595 3737c0 1315 9212 438 9212 1755">
          <text:p/>
        </draw:connector>
        <draw:connector draw:style-name="gr4" draw:text-style-name="P2" draw:layer="layout" draw:type="curve" svg:x1="14.595cm" svg:y1="11.128cm" svg:x2="14.592cm" svg:y2="12.469cm" draw:start-shape="id4" draw:start-glue-point="6" draw:end-shape="id1" draw:end-glue-point="4" svg:d="m14595 11128c0 1005-3 335-3 1341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nneth Nielsen</meta:initial-creator>
    <meta:creation-date>2012-01-07T16:18:17</meta:creation-date>
    <dc:date>2012-01-07T16:42:27</dc:date>
    <dc:creator>Kenneth Nielsen</dc:creator>
    <meta:editing-duration>PT24M10S</meta:editing-duration>
    <meta:editing-cycles>2</meta:editing-cycles>
    <meta:generator>LibreOffice/3.4$Linux LibreOffice_project/340m1$Build-402</meta:generator>
    <meta:document-statistic meta:object-count="9"/>
  </office:meta>
</office:document-meta>
</file>